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LFO7">
      <text:list-level-style-image text:level="1" xlink:href="media/image1.png" xlink:type="simple" xlink:show="embed" xlink:actuate="onLoad">
        <style:list-level-properties text:space-before="0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7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suffix=".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Titre" style:family="paragraph">
      <style:paragraph-properties fo:text-align="center" fo:margin-left="0in">
        <style:tab-stops>
          <style:tab-stop style:type="left" style:position="0.7875in"/>
        </style:tab-stops>
      </style:paragraph-properties>
    </style:style>
    <style:style style:name="P3" style:parent-style-name="Citationintense" style:family="paragraph">
      <style:paragraph-properties fo:text-align="justify"/>
      <style:text-properties fo:font-size="16pt" style:font-size-asian="16pt" style:font-size-complex="16pt" fo:language="fr" fo:country="FR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T19" style:parent-style-name="Policepardéfaut" style:family="text">
      <style:text-properties style:font-name="Century Gothic" style:font-name-asian="Century Gothic" style:font-name-complex="Century Gothic" fo:color="#323E4F"/>
    </style:style>
    <style:style style:name="P20" style:parent-style-name="Normal" style:family="paragraph">
      <style:paragraph-properties fo:break-before="page"/>
      <style:text-properties style:font-name="Calibri Light" style:font-name-asian="Times New Roman" style:font-name-complex="Times New Roman" fo:color="#2F5496" fo:font-size="16pt" style:font-size-asian="16pt" style:font-size-complex="16pt" style:language-asian="fr" style:country-asian="FR"/>
    </style:style>
    <style:style style:name="P21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22" style:parent-style-name="Lienhypertexte" style:family="text">
      <style:text-properties style:font-name-asian="Times New Roman" style:language-asian="fr" style:country-asian="FR"/>
    </style:style>
    <style:style style:name="T23" style:parent-style-name="Policepardéfaut" style:family="text">
      <style:text-properties style:font-name-asian="Times New Roman" style:language-asian="fr" style:country-asian="FR"/>
    </style:style>
    <style:style style:name="T24" style:parent-style-name="Lienhypertexte" style:family="text">
      <style:text-properties style:font-name-asian="Times New Roman" style:language-asian="fr" style:country-asian="FR"/>
    </style:style>
    <style:style style:name="P25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26" style:parent-style-name="Lienhypertexte" style:family="text">
      <style:text-properties style:font-name-asian="Times New Roman" style:language-asian="fr" style:country-asian="FR"/>
    </style:style>
    <style:style style:name="T27" style:parent-style-name="Policepardéfaut" style:family="text">
      <style:text-properties style:font-name-asian="Times New Roman" style:language-asian="fr" style:country-asian="FR"/>
    </style:style>
    <style:style style:name="T28" style:parent-style-name="Lienhypertexte" style:family="text">
      <style:text-properties style:font-name-asian="Times New Roman" style:language-asian="fr" style:country-asian="FR"/>
    </style:style>
    <style:style style:name="P29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30" style:parent-style-name="Lienhypertexte" style:family="text">
      <style:text-properties style:language-asian="fr" style:country-asian="FR"/>
    </style:style>
    <style:style style:name="T31" style:parent-style-name="Policepardéfaut" style:family="text">
      <style:text-properties style:font-name-asian="Times New Roman" style:language-asian="fr" style:country-asian="FR"/>
    </style:style>
    <style:style style:name="T32" style:parent-style-name="Lienhypertexte" style:family="text">
      <style:text-properties style:language-asian="fr" style:country-asian="FR"/>
    </style:style>
    <style:style style:name="P33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34" style:parent-style-name="Lienhypertexte" style:family="text">
      <style:text-properties style:language-asian="fr" style:country-asian="FR"/>
    </style:style>
    <style:style style:name="T35" style:parent-style-name="Policepardéfaut" style:family="text">
      <style:text-properties style:font-name-asian="Times New Roman" style:language-asian="fr" style:country-asian="FR"/>
    </style:style>
    <style:style style:name="T36" style:parent-style-name="Lienhypertexte" style:family="text">
      <style:text-properties style:language-asian="fr" style:country-asian="FR"/>
    </style:style>
    <style:style style:name="P37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38" style:parent-style-name="Lienhypertexte" style:family="text">
      <style:text-properties style:font-name-asian="Times New Roman" style:language-asian="fr" style:country-asian="FR"/>
    </style:style>
    <style:style style:name="T39" style:parent-style-name="Policepardéfaut" style:family="text">
      <style:text-properties style:font-name-asian="Times New Roman" style:language-asian="fr" style:country-asian="FR"/>
    </style:style>
    <style:style style:name="T40" style:parent-style-name="Lienhypertexte" style:family="text">
      <style:text-properties style:font-name-asian="Times New Roman" style:language-asian="fr" style:country-asian="FR"/>
    </style:style>
    <style:style style:name="P41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42" style:parent-style-name="Lienhypertexte" style:family="text">
      <style:text-properties style:font-name-asian="Times New Roman" style:language-asian="fr" style:country-asian="FR"/>
    </style:style>
    <style:style style:name="T43" style:parent-style-name="Policepardéfaut" style:family="text">
      <style:text-properties style:font-name-asian="Times New Roman" style:language-asian="fr" style:country-asian="FR"/>
    </style:style>
    <style:style style:name="T44" style:parent-style-name="Lienhypertexte" style:family="text">
      <style:text-properties style:font-name-asian="Times New Roman" style:language-asian="fr" style:country-asian="FR"/>
    </style:style>
    <style:style style:name="P45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46" style:parent-style-name="Lienhypertexte" style:family="text">
      <style:text-properties style:font-name-asian="Times New Roman" style:language-asian="fr" style:country-asian="FR"/>
    </style:style>
    <style:style style:name="T47" style:parent-style-name="Policepardéfaut" style:family="text">
      <style:text-properties style:font-name-asian="Times New Roman" style:language-asian="fr" style:country-asian="FR"/>
    </style:style>
    <style:style style:name="T48" style:parent-style-name="Lienhypertexte" style:family="text">
      <style:text-properties style:font-name-asian="Times New Roman" style:language-asian="fr" style:country-asian="FR"/>
    </style:style>
    <style:style style:name="P49" style:parent-style-name="TM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50" style:parent-style-name="Lienhypertexte" style:family="text">
      <style:text-properties style:font-name-asian="Times New Roman" style:language-asian="fr" style:country-asian="FR"/>
    </style:style>
    <style:style style:name="T51" style:parent-style-name="Policepardéfaut" style:family="text">
      <style:text-properties style:font-name-asian="Times New Roman" style:language-asian="fr" style:country-asian="FR"/>
    </style:style>
    <style:style style:name="T52" style:parent-style-name="Lienhypertexte" style:family="text">
      <style:text-properties style:font-name-asian="Times New Roman" style:language-asian="fr" style:country-asian="FR"/>
    </style:style>
    <style:style style:name="P53" style:parent-style-name="TM2" style:family="paragraph">
      <style:paragraph-properties>
        <style:tab-stops>
          <style:tab-stop style:type="left" style:position="0.6111in"/>
          <style:tab-stop style:type="right" style:leader-style="dotted" style:leader-text="." style:position="6.1402in"/>
        </style:tab-stops>
      </style:paragraph-properties>
    </style:style>
    <style:style style:name="T54" style:parent-style-name="Lienhypertexte" style:family="text">
      <style:text-properties style:font-name-asian="Times New Roman" style:language-asian="fr" style:country-asian="FR"/>
    </style:style>
    <style:style style:name="T55" style:parent-style-name="Policepardéfaut" style:family="text">
      <style:text-properties style:font-name-asian="Times New Roman" style:language-asian="fr" style:country-asian="FR"/>
    </style:style>
    <style:style style:name="T56" style:parent-style-name="Lienhypertexte" style:family="text">
      <style:text-properties style:font-name-asian="Times New Roman" style:language-asian="fr" style:country-asian="FR"/>
    </style:style>
    <style:style style:name="P57" style:parent-style-name="TM2" style:family="paragraph">
      <style:paragraph-properties>
        <style:tab-stops>
          <style:tab-stop style:type="left" style:position="0.6111in"/>
          <style:tab-stop style:type="right" style:leader-style="dotted" style:leader-text="." style:position="6.1402in"/>
        </style:tab-stops>
      </style:paragraph-properties>
    </style:style>
    <style:style style:name="T58" style:parent-style-name="Lienhypertexte" style:family="text">
      <style:text-properties style:font-name-asian="Times New Roman" style:language-asian="fr" style:country-asian="FR"/>
    </style:style>
    <style:style style:name="T59" style:parent-style-name="Policepardéfaut" style:family="text">
      <style:text-properties style:font-name-asian="Times New Roman" style:language-asian="fr" style:country-asian="FR"/>
    </style:style>
    <style:style style:name="T60" style:parent-style-name="Lienhypertexte" style:family="text">
      <style:text-properties style:font-name-asian="Times New Roman" style:language-asian="fr" style:country-asian="FR"/>
    </style:style>
    <style:style style:name="P61" style:parent-style-name="TM2" style:family="paragraph">
      <style:paragraph-properties>
        <style:tab-stops>
          <style:tab-stop style:type="left" style:position="0.6111in"/>
          <style:tab-stop style:type="right" style:leader-style="dotted" style:leader-text="." style:position="6.1402in"/>
        </style:tab-stops>
      </style:paragraph-properties>
    </style:style>
    <style:style style:name="T62" style:parent-style-name="Lienhypertexte" style:family="text">
      <style:text-properties style:font-name-asian="Times New Roman" style:language-asian="fr" style:country-asian="FR"/>
    </style:style>
    <style:style style:name="T63" style:parent-style-name="Policepardéfaut" style:family="text">
      <style:text-properties style:font-name-asian="Times New Roman" style:language-asian="fr" style:country-asian="FR"/>
    </style:style>
    <style:style style:name="T64" style:parent-style-name="Lienhypertexte" style:family="text">
      <style:text-properties style:font-name-asian="Times New Roman" style:language-asian="fr" style:country-asian="FR"/>
    </style:style>
    <style:style style:name="P65" style:parent-style-name="TM2" style:family="paragraph">
      <style:paragraph-properties>
        <style:tab-stops>
          <style:tab-stop style:type="left" style:position="0.6111in"/>
          <style:tab-stop style:type="right" style:leader-style="dotted" style:leader-text="." style:position="6.1402in"/>
        </style:tab-stops>
      </style:paragraph-properties>
    </style:style>
    <style:style style:name="T66" style:parent-style-name="Lienhypertexte" style:family="text">
      <style:text-properties style:font-name-asian="Times New Roman" style:language-asian="fr" style:country-asian="FR"/>
    </style:style>
    <style:style style:name="T67" style:parent-style-name="Policepardéfaut" style:family="text">
      <style:text-properties style:font-name-asian="Times New Roman" style:language-asian="fr" style:country-asian="FR"/>
    </style:style>
    <style:style style:name="T68" style:parent-style-name="Lienhypertexte" style:family="text">
      <style:text-properties style:font-name-asian="Times New Roman" style:language-asian="fr" style:country-asian="FR"/>
    </style:style>
    <style:style style:name="P69" style:parent-style-name="TM2" style:family="paragraph">
      <style:paragraph-properties>
        <style:tab-stops>
          <style:tab-stop style:type="left" style:position="0.6111in"/>
          <style:tab-stop style:type="right" style:leader-style="dotted" style:leader-text="." style:position="6.1402in"/>
        </style:tab-stops>
      </style:paragraph-properties>
    </style:style>
    <style:style style:name="T70" style:parent-style-name="Lienhypertexte" style:family="text">
      <style:text-properties style:language-asian="fr" style:country-asian="FR"/>
    </style:style>
    <style:style style:name="T71" style:parent-style-name="Policepardéfaut" style:family="text">
      <style:text-properties style:font-name-asian="Times New Roman" style:language-asian="fr" style:country-asian="FR"/>
    </style:style>
    <style:style style:name="T72" style:parent-style-name="Lienhypertexte" style:family="text">
      <style:text-properties style:font-name-asian="Times New Roman" style:language-asian="fr" style:country-asian="FR"/>
    </style:style>
    <style:style style:name="P73" style:parent-style-name="TM2" style:family="paragraph">
      <style:paragraph-properties>
        <style:tab-stops>
          <style:tab-stop style:type="left" style:position="0.7638in"/>
          <style:tab-stop style:type="right" style:leader-style="dotted" style:leader-text="." style:position="6.1402in"/>
        </style:tab-stops>
      </style:paragraph-properties>
    </style:style>
    <style:style style:name="T74" style:parent-style-name="Lienhypertexte" style:family="text">
      <style:text-properties style:font-name-asian="Times New Roman" style:language-asian="fr" style:country-asian="FR"/>
    </style:style>
    <style:style style:name="T75" style:parent-style-name="Policepardéfaut" style:family="text">
      <style:text-properties style:font-name-asian="Times New Roman" style:language-asian="fr" style:country-asian="FR"/>
    </style:style>
    <style:style style:name="T76" style:parent-style-name="Lienhypertexte" style:family="text">
      <style:text-properties style:font-name-asian="Times New Roman" style:language-asian="fr" style:country-asian="FR"/>
    </style:style>
    <style:style style:name="P77" style:parent-style-name="TM2" style:family="paragraph">
      <style:paragraph-properties>
        <style:tab-stops>
          <style:tab-stop style:type="left" style:position="0.7638in"/>
          <style:tab-stop style:type="right" style:leader-style="dotted" style:leader-text="." style:position="6.1402in"/>
        </style:tab-stops>
      </style:paragraph-properties>
    </style:style>
    <style:style style:name="T78" style:parent-style-name="Lienhypertexte" style:family="text">
      <style:text-properties style:font-name-asian="Times New Roman" style:language-asian="fr" style:country-asian="FR"/>
    </style:style>
    <style:style style:name="T79" style:parent-style-name="Policepardéfaut" style:family="text">
      <style:text-properties style:font-name-asian="Times New Roman" style:language-asian="fr" style:country-asian="FR"/>
    </style:style>
    <style:style style:name="T80" style:parent-style-name="Lienhypertexte" style:family="text">
      <style:text-properties style:font-name-asian="Times New Roman" style:language-asian="fr" style:country-asian="FR"/>
    </style:style>
    <style:style style:name="P81" style:parent-style-name="TM2" style:family="paragraph">
      <style:paragraph-properties>
        <style:tab-stops>
          <style:tab-stop style:type="left" style:position="0.6111in"/>
          <style:tab-stop style:type="right" style:leader-style="dotted" style:leader-text="." style:position="6.1402in"/>
        </style:tab-stops>
      </style:paragraph-properties>
    </style:style>
    <style:style style:name="T82" style:parent-style-name="Lienhypertexte" style:family="text">
      <style:text-properties style:font-name-asian="Times New Roman" style:language-asian="fr" style:country-asian="FR"/>
    </style:style>
    <style:style style:name="T83" style:parent-style-name="Policepardéfaut" style:family="text">
      <style:text-properties style:font-name-asian="Times New Roman" style:language-asian="fr" style:country-asian="FR"/>
    </style:style>
    <style:style style:name="T84" style:parent-style-name="Lienhypertexte" style:family="text">
      <style:text-properties style:font-name-asian="Times New Roman" style:language-asian="fr" style:country-asian="FR"/>
    </style:style>
    <style:style style:name="P85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86" style:parent-style-name="Lienhypertexte" style:family="text">
      <style:text-properties style:font-name-asian="Times New Roman" style:language-asian="fr" style:country-asian="FR"/>
    </style:style>
    <style:style style:name="T87" style:parent-style-name="Policepardéfaut" style:family="text">
      <style:text-properties style:font-name-asian="Times New Roman" style:language-asian="fr" style:country-asian="FR"/>
    </style:style>
    <style:style style:name="T88" style:parent-style-name="Lienhypertexte" style:family="text">
      <style:text-properties style:font-name-asian="Times New Roman" style:language-asian="fr" style:country-asian="FR"/>
    </style:style>
    <style:style style:name="P89" style:parent-style-name="Normal" style:family="paragraph">
      <style:text-properties style:font-name="Calibri Light" style:font-name-asian="Times New Roman" style:font-name-complex="Times New Roman" fo:color="#2F5496" fo:font-size="16pt" style:font-size-asian="16pt" style:font-size-complex="16pt" style:language-asian="fr" style:country-asian="FR"/>
    </style:style>
    <style:style style:name="P90" style:parent-style-name="Normal" style:family="paragraph">
      <style:paragraph-properties fo:break-before="page"/>
    </style:style>
    <style:style style:name="P91" style:parent-style-name="Titre1" style:family="paragraph">
      <style:text-properties style:font-name-asian="Times New Roman" style:language-asian="fr" style:country-asian="FR"/>
    </style:style>
    <style:style style:name="P92" style:parent-style-name="Titre1" style:family="paragraph">
      <style:text-properties style:font-name-asian="Times New Roman" style:language-asian="fr" style:country-asian="FR"/>
    </style:style>
    <style:style style:name="P93" style:parent-style-name="Normal" style:family="paragraph">
      <style:paragraph-properties fo:break-before="page"/>
    </style:style>
    <style:style style:name="P94" style:parent-style-name="Titre1" style:family="paragraph">
      <style:text-properties style:font-name-asian="Times New Roman" style:language-asian="fr" style:country-asian="FR"/>
    </style:style>
    <style:style style:name="P95" style:parent-style-name="Normal" style:family="paragraph">
      <style:text-properties style:language-asian="fr" style:country-asian="FR"/>
    </style:style>
    <style:style style:name="P96" style:parent-style-name="Titre2" style:family="paragraph">
      <style:text-properties style:language-asian="fr" style:country-asian="FR"/>
    </style:style>
    <style:style style:name="P97" style:parent-style-name="Normal" style:family="paragraph">
      <style:text-properties style:language-asian="fr" style:country-asian="FR"/>
    </style:style>
    <style:style style:name="P98" style:parent-style-name="Titre2" style:family="paragraph">
      <style:text-properties style:language-asian="fr" style:country-asian="FR"/>
    </style:style>
    <style:style style:name="P99" style:parent-style-name="Normal" style:family="paragraph">
      <style:paragraph-properties fo:break-before="page"/>
      <style:text-properties style:language-asian="fr" style:country-asian="FR"/>
    </style:style>
    <style:style style:name="P100" style:parent-style-name="Normal" style:family="paragraph">
      <style:text-properties style:language-asian="fr" style:country-asian="FR"/>
    </style:style>
    <style:style style:name="P101" style:parent-style-name="Titre1" style:family="paragraph">
      <style:text-properties style:font-name-asian="Times New Roman" style:language-asian="fr" style:country-asian="FR"/>
    </style:style>
    <style:style style:name="P102" style:parent-style-name="Normal" style:family="paragraph">
      <style:paragraph-properties fo:break-before="page"/>
    </style:style>
    <style:style style:name="P103" style:parent-style-name="Titre1" style:family="paragraph">
      <style:text-properties style:font-name-asian="Times New Roman" style:language-asian="fr" style:country-asian="FR"/>
    </style:style>
    <style:style style:name="P104" style:parent-style-name="Normal" style:family="paragraph">
      <style:text-properties style:language-asian="fr" style:country-asian="FR"/>
    </style:style>
    <style:style style:name="P105" style:parent-style-name="Normal" style:family="paragraph">
      <style:text-properties style:language-asian="fr" style:country-asian="FR"/>
    </style:style>
    <style:style style:name="P106" style:parent-style-name="Normal" style:family="paragraph">
      <style:paragraph-properties fo:break-before="page"/>
    </style:style>
    <style:style style:name="P107" style:parent-style-name="Titre1" style:family="paragraph">
      <style:text-properties style:font-name-asian="Times New Roman" style:language-asian="fr" style:country-asian="FR"/>
    </style:style>
    <style:style style:name="P108" style:parent-style-name="Titre1" style:family="paragraph">
      <style:text-properties style:font-name-asian="Times New Roman" style:language-asian="fr" style:country-asian="FR"/>
    </style:style>
    <style:style style:name="P109" style:parent-style-name="Normal" style:family="paragraph">
      <style:text-properties style:language-asian="fr" style:country-asian="FR"/>
    </style:style>
    <style:style style:name="P110" style:parent-style-name="Titre2" style:family="paragraph">
      <style:text-properties style:font-name-asian="Times New Roman" style:language-asian="fr" style:country-asian="FR"/>
    </style:style>
    <style:style style:name="P11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2" style:parent-style-name="Titre2" style:family="paragraph">
      <style:text-properties style:font-name-asian="Times New Roman" style:language-asian="fr" style:country-asian="FR"/>
    </style:style>
    <style:style style:name="P113" style:parent-style-name="Normal" style:family="paragraph">
      <style:text-properties style:language-asian="fr" style:country-asian="FR"/>
    </style:style>
    <style:style style:name="P114" style:parent-style-name="Titre2" style:family="paragraph">
      <style:text-properties style:font-name-asian="Times New Roman" style:language-asian="fr" style:country-asian="FR"/>
    </style:style>
    <style:style style:name="P115" style:parent-style-name="Normal" style:family="paragraph">
      <style:text-properties style:language-asian="fr" style:country-asian="FR"/>
    </style:style>
    <style:style style:name="P116" style:parent-style-name="Titre2" style:family="paragraph">
      <style:text-properties style:font-name-asian="Times New Roman" style:language-asian="fr" style:country-asian="FR"/>
    </style:style>
    <style:style style:name="P11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8" style:parent-style-name="Titre2" style:family="paragraph"/>
    <style:style style:name="T119" style:parent-style-name="Policepardéfaut" style:family="text">
      <style:text-properties style:font-name-asian="Times New Roman" style:language-asian="fr" style:country-asian="FR"/>
    </style:style>
    <style:style style:name="P120" style:parent-style-name="Normal" style:family="paragraph">
      <style:text-properties style:language-asian="fr" style:country-asian="FR"/>
    </style:style>
    <style:style style:name="P121" style:parent-style-name="Titre2" style:family="paragraph">
      <style:text-properties style:font-name-asian="Times New Roman" style:language-asian="fr" style:country-asian="FR"/>
    </style:style>
    <style:style style:name="P122" style:parent-style-name="Paragraphedeliste" style:family="paragraph">
      <style:paragraph-properties fo:margin-top="0.0694in" fo:margin-bottom="0.0694in" fo:line-height="100%"/>
    </style:style>
    <style:style style:name="P123" style:parent-style-name="Paragraphedeliste" style:family="paragraph">
      <style:paragraph-properties fo:keep-with-next="always" fo:keep-together="always" style:contextual-spacing="false" fo:margin-top="0.0277in" fo:margin-bottom="0in"/>
      <style:text-properties style:font-name="Calibri Light" style:font-name-asian="Times New Roman" style:font-name-complex="Times New Roman" text:display="none" fo:color="#2F5496" fo:font-size="13pt" style:font-size-asian="13pt" style:font-size-complex="13pt" style:language-asian="fr" style:country-asian="FR"/>
    </style:style>
    <style:style style:name="P124" style:parent-style-name="Paragraphedeliste" style:family="paragraph">
      <style:paragraph-properties fo:keep-with-next="always" fo:keep-together="always" style:contextual-spacing="false" fo:margin-top="0.0277in" fo:margin-bottom="0in"/>
      <style:text-properties style:font-name="Calibri Light" style:font-name-asian="Times New Roman" style:font-name-complex="Times New Roman" text:display="none" fo:color="#2F5496" fo:font-size="13pt" style:font-size-asian="13pt" style:font-size-complex="13pt" style:language-asian="fr" style:country-asian="FR"/>
    </style:style>
    <style:style style:name="P125" style:parent-style-name="Paragraphedeliste" style:family="paragraph">
      <style:paragraph-properties fo:keep-with-next="always" fo:keep-together="always" style:contextual-spacing="false" fo:margin-top="0.0277in" fo:margin-bottom="0in"/>
      <style:text-properties style:font-name="Calibri Light" style:font-name-asian="Times New Roman" style:font-name-complex="Times New Roman" text:display="none" fo:color="#2F5496" fo:font-size="13pt" style:font-size-asian="13pt" style:font-size-complex="13pt" style:language-asian="fr" style:country-asian="FR"/>
    </style:style>
    <style:style style:name="P126" style:parent-style-name="Paragraphedeliste" style:family="paragraph">
      <style:paragraph-properties fo:keep-with-next="always" fo:keep-together="always" style:contextual-spacing="false" fo:margin-top="0.0277in" fo:margin-bottom="0in"/>
      <style:text-properties style:font-name="Calibri Light" style:font-name-asian="Times New Roman" style:font-name-complex="Times New Roman" text:display="none" fo:color="#2F5496" fo:font-size="13pt" style:font-size-asian="13pt" style:font-size-complex="13pt" style:language-asian="fr" style:country-asian="FR"/>
    </style:style>
    <style:style style:name="P127" style:parent-style-name="Paragraphedeliste" style:family="paragraph">
      <style:paragraph-properties fo:keep-with-next="always" fo:keep-together="always" style:contextual-spacing="false" fo:margin-top="0.0277in" fo:margin-bottom="0in"/>
      <style:text-properties style:font-name="Calibri Light" style:font-name-asian="Times New Roman" style:font-name-complex="Times New Roman" text:display="none" fo:color="#2F5496" fo:font-size="13pt" style:font-size-asian="13pt" style:font-size-complex="13pt" style:language-asian="fr" style:country-asian="FR"/>
    </style:style>
    <style:style style:name="P128" style:parent-style-name="Paragraphedeliste" style:family="paragraph">
      <style:paragraph-properties fo:keep-with-next="always" fo:keep-together="always" style:contextual-spacing="false" fo:margin-top="0.0277in" fo:margin-bottom="0in"/>
      <style:text-properties style:font-name="Calibri Light" style:font-name-asian="Times New Roman" style:font-name-complex="Times New Roman" text:display="none" fo:color="#2F5496" fo:font-size="13pt" style:font-size-asian="13pt" style:font-size-complex="13pt" style:language-asian="fr" style:country-asian="FR"/>
    </style:style>
    <style:style style:name="P129" style:parent-style-name="Paragraphedeliste" style:family="paragraph">
      <style:paragraph-properties fo:keep-with-next="always" fo:keep-together="always" style:contextual-spacing="false" fo:margin-top="0.0277in" fo:margin-bottom="0in"/>
      <style:text-properties style:font-name="Calibri Light" style:font-name-asian="Times New Roman" style:font-name-complex="Times New Roman" text:display="none" fo:color="#2F5496" fo:font-size="13pt" style:font-size-asian="13pt" style:font-size-complex="13pt" style:language-asian="fr" style:country-asian="FR"/>
    </style:style>
    <style:style style:name="P130" style:parent-style-name="Paragraphedeliste" style:family="paragraph">
      <style:paragraph-properties fo:keep-with-next="always" fo:keep-together="always" style:contextual-spacing="false" fo:margin-top="0.0277in" fo:margin-bottom="0in"/>
      <style:text-properties style:font-name="Calibri Light" style:font-name-asian="Times New Roman" style:font-name-complex="Times New Roman" text:display="none" fo:color="#2F5496" fo:font-size="13pt" style:font-size-asian="13pt" style:font-size-complex="13pt" style:language-asian="fr" style:country-asian="FR"/>
    </style:style>
    <style:style style:name="P131" style:parent-style-name="Paragraphedeliste" style:family="paragraph">
      <style:paragraph-properties fo:keep-with-next="always" fo:keep-together="always" style:contextual-spacing="false" fo:margin-top="0.0277in" fo:margin-bottom="0in"/>
      <style:text-properties style:font-name="Calibri Light" style:font-name-asian="Times New Roman" style:font-name-complex="Times New Roman" text:display="none" fo:color="#2F5496" fo:font-size="13pt" style:font-size-asian="13pt" style:font-size-complex="13pt" style:language-asian="fr" style:country-asian="FR"/>
    </style:style>
    <style:style style:name="P132" style:parent-style-name="Paragraphedeliste" style:family="paragraph">
      <style:paragraph-properties fo:keep-with-next="always" fo:keep-together="always" style:contextual-spacing="false" fo:margin-top="0.0277in" fo:margin-bottom="0in"/>
      <style:text-properties style:font-name="Calibri Light" style:font-name-asian="Times New Roman" style:font-name-complex="Times New Roman" text:display="none" fo:color="#2F5496" fo:font-size="13pt" style:font-size-asian="13pt" style:font-size-complex="13pt" style:language-asian="fr" style:country-asian="FR"/>
    </style:style>
    <style:style style:name="P133" style:parent-style-name="Paragraphedeliste" style:family="paragraph">
      <style:paragraph-properties fo:keep-with-next="always" fo:keep-together="always" style:contextual-spacing="false" fo:margin-top="0.0277in" fo:margin-bottom="0in"/>
      <style:text-properties style:font-name="Calibri Light" style:font-name-asian="Times New Roman" style:font-name-complex="Times New Roman" text:display="none" fo:color="#2F5496" fo:font-size="13pt" style:font-size-asian="13pt" style:font-size-complex="13pt" style:language-asian="fr" style:country-asian="FR"/>
    </style:style>
    <style:style style:name="P134" style:parent-style-name="Titre2" style:family="paragraph">
      <style:text-properties style:font-name-asian="Times New Roman" style:language-asian="fr" style:country-asian="FR"/>
    </style:style>
    <style:style style:name="P135" style:parent-style-name="Normal" style:family="paragraph">
      <style:paragraph-properties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6" style:parent-style-name="Normal" style:family="paragraph">
      <style:paragraph-properties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7" style:parent-style-name="Normal" style:family="paragraph">
      <style:paragraph-properties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8" style:parent-style-name="Normal" style:family="paragraph">
      <style:paragraph-properties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9" style:parent-style-name="Normal" style:family="paragraph">
      <style:paragraph-properties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0" style:parent-style-name="Normal" style:family="paragraph">
      <style:paragraph-properties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1" style:parent-style-name="Normal" style:family="paragraph">
      <style:paragraph-properties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2" style:parent-style-name="Normal" style:family="paragraph">
      <style:paragraph-properties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3" style:parent-style-name="Normal" style:family="paragraph">
      <style:paragraph-properties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4" style:parent-style-name="Normal" style:family="paragraph">
      <style:paragraph-properties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5" style:parent-style-name="Normal" style:family="paragraph">
      <style:text-properties style:language-asian="fr" style:country-asian="FR"/>
    </style:style>
    <style:style style:name="P146" style:parent-style-name="Normal" style:family="paragraph">
      <style:text-properties style:language-asian="fr" style:country-asian="FR"/>
    </style:style>
    <style:style style:name="P147" style:parent-style-name="Normal" style:family="paragraph">
      <style:text-properties style:language-asian="fr" style:country-asian="FR"/>
    </style:style>
    <style:style style:name="P148" style:parent-style-name="Titre2" style:family="paragraph">
      <style:text-properties style:font-name-asian="Times New Roman" style:language-asian="fr" style:country-asian="FR"/>
    </style:style>
    <style:style style:name="P149" style:parent-style-name="Normal" style:family="paragraph">
      <style:text-properties style:language-asian="fr" style:country-asian="FR"/>
    </style:style>
    <style:style style:name="P150" style:parent-style-name="Titre2" style:family="paragraph">
      <style:paragraph-properties fo:break-before="page"/>
    </style:style>
    <style:style style:name="P151" style:parent-style-name="Titre2" style:family="paragraph">
      <style:text-properties style:font-name-asian="Times New Roman" style:language-asian="fr" style:country-asian="FR"/>
    </style:style>
    <style:style style:name="P152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3" style:parent-style-name="Titre1" style:family="paragraph">
      <style:text-properties style:font-name-asian="Times New Roman" style:language-asian="fr" style:country-asian="FR"/>
    </style:style>
    <style:style style:name="P154" style:parent-style-name="Normal" style:family="paragraph">
      <style:text-properties style:language-asian="fr" style:country-asian="FR"/>
    </style:style>
    <style:style style:name="P155" style:parent-style-name="Normal" style:family="paragraph">
      <style:text-properties style:language-asian="fr" style:country-asian="FR"/>
    </style:style>
  </office:automatic-styles>
  <office:body>
    <office:text text:use-soft-page-breaks="true">
      <text:p text:style-name="P1"/>
      <text:p text:style-name="P2">Dossier de<text:s/>Conception et<text:s/>d’Architecture<text:s/>Technique</text:p>
      <text:p text:style-name="P3">Exemple application IHM de consultation du catalogue de service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Version 1.0<text:s/></text:span></text:p>
      <text:p text:style-name="P20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147907354" office:target-frame-name="_top" xlink:show="replace"><text:span text:style-name="T22">1.</text:span><text:span text:style-name="T23"><text:tab/></text:span><text:span text:style-name="T24">Rappel du contexte</text:span><text:tab/>3</text:a></text:p>
          <text:p text:style-name="P25"><text:a xlink:href="#_Toc147907355" office:target-frame-name="_top" xlink:show="replace"><text:span text:style-name="T26">2.</text:span><text:span text:style-name="T27"><text:tab/></text:span><text:span text:style-name="T28">Modèles</text:span><text:tab/>4</text:a></text:p>
          <text:p text:style-name="P29"><text:a xlink:href="#_Toc147907356" office:target-frame-name="_top" xlink:show="replace"><text:span text:style-name="T30">2.1.</text:span><text:span text:style-name="T31"><text:tab/></text:span><text:span text:style-name="T32">MCD</text:span><text:tab/>4</text:a></text:p>
          <text:p text:style-name="P33"><text:a xlink:href="#_Toc147907357" office:target-frame-name="_top" xlink:show="replace"><text:span text:style-name="T34">2.2.</text:span><text:span text:style-name="T35"><text:tab/></text:span><text:span text:style-name="T36">MLD</text:span><text:tab/>4</text:a></text:p>
          <text:p text:style-name="P37"><text:a xlink:href="#_Toc147907358" office:target-frame-name="_top" xlink:show="replace"><text:span text:style-name="T38">3.</text:span><text:span text:style-name="T39"><text:tab/></text:span><text:span text:style-name="T40">Maquettes</text:span><text:tab/>5</text:a></text:p>
          <text:p text:style-name="P41"><text:a xlink:href="#_Toc147907359" office:target-frame-name="_top" xlink:show="replace"><text:span text:style-name="T42">4.</text:span><text:span text:style-name="T43"><text:tab/></text:span><text:span text:style-name="T44">Vue ensemble (uses cases)</text:span><text:tab/>6</text:a></text:p>
          <text:p text:style-name="P45"><text:a xlink:href="#_Toc147907360" office:target-frame-name="_top" xlink:show="replace"><text:span text:style-name="T46">5.</text:span><text:span text:style-name="T47"><text:tab/></text:span><text:span text:style-name="T48">Détails Uses cases.</text:span><text:tab/>7</text:a></text:p>
          <text:p text:style-name="P49"><text:a xlink:href="#_Toc147907361" office:target-frame-name="_top" xlink:show="replace"><text:span text:style-name="T50">5.1.</text:span><text:span text:style-name="T51"><text:tab/></text:span><text:span text:style-name="T52">UC Consulter un service</text:span><text:tab/>7</text:a></text:p>
          <text:p text:style-name="P53"><text:a xlink:href="#_Toc147907362" office:target-frame-name="_top" xlink:show="replace"><text:span text:style-name="T54">5.1.1.</text:span><text:span text:style-name="T55"><text:tab/></text:span><text:span text:style-name="T56">Diagramme des étapes fonctionnelles du CU.</text:span><text:tab/>7</text:a></text:p>
          <text:p text:style-name="P57"><text:a xlink:href="#_Toc147907363" office:target-frame-name="_top" xlink:show="replace"><text:span text:style-name="T58">5.1.2.</text:span><text:span text:style-name="T59"><text:tab/></text:span><text:span text:style-name="T60">Diagramme vue logique</text:span><text:tab/>7</text:a></text:p>
          <text:p text:style-name="P61"><text:a xlink:href="#_Toc147907364" office:target-frame-name="_top" xlink:show="replace"><text:span text:style-name="T62">5.1.3.</text:span><text:span text:style-name="T63"><text:tab/></text:span><text:span text:style-name="T64">Diagramme séquence</text:span><text:tab/>7</text:a></text:p>
          <text:p text:style-name="P65"><text:a xlink:href="#_Toc147907365" office:target-frame-name="_top" xlink:show="replace"><text:span text:style-name="T66">5.1.4.</text:span><text:span text:style-name="T67"><text:tab/></text:span><text:span text:style-name="T68">Diagramme XXX</text:span><text:tab/>7</text:a></text:p>
          <text:p text:style-name="P69"><text:a xlink:href="#_Toc147907366" office:target-frame-name="_top" xlink:show="replace"><text:span text:style-name="T70">5.1.5.</text:span><text:span text:style-name="T71"><text:tab/></text:span><text:span text:style-name="T72">Les services</text:span><text:tab/>7</text:a></text:p>
          <text:p text:style-name="P73"><text:a xlink:href="#_Toc147907367" office:target-frame-name="_top" xlink:show="replace"><text:span text:style-name="T74">5.1.5.1.</text:span><text:span text:style-name="T75"><text:tab/></text:span><text:span text:style-name="T76">Les services SAPP (Front)</text:span><text:tab/>7</text:a></text:p>
          <text:p text:style-name="P77"><text:a xlink:href="#_Toc147907379" office:target-frame-name="_top" xlink:show="replace"><text:span text:style-name="T78">5.1.5.2.</text:span><text:span text:style-name="T79"><text:tab/></text:span><text:span text:style-name="T80">Les services SAPP (Front)</text:span><text:tab/>7</text:a></text:p>
          <text:p text:style-name="P81"><text:a xlink:href="#_Toc147907380" office:target-frame-name="_top" xlink:show="replace"><text:span text:style-name="T82">5.1.7.</text:span><text:span text:style-name="T83"><text:tab/></text:span><text:span text:style-name="T84">Orientations de qualification</text:span><text:tab/>8</text:a></text:p>
          <text:p text:style-name="P85"><text:a xlink:href="#_Toc147907381" office:target-frame-name="_top" xlink:show="replace"><text:span text:style-name="T86">6.</text:span><text:span text:style-name="T87"><text:tab/></text:span><text:span text:style-name="T88">Vue déploiement</text:span><text:tab/>8</text:a></text:p>
        </text:index-body>
      </text:table-of-content>
      <text:p text:style-name="Normal"/>
      <text:p text:style-name="P89"/>
      <text:p text:style-name="P90"/>
      <text:h text:style-name="P91" text:outline-level="1"/>
      <text:list text:style-name="LFO8" text:continue-numbering="true">
        <text:list-item>
          <text:p text:style-name="P92"><text:bookmark-start text:name="_Toc147907354"/>Rappel du contexte<text:bookmark-end text:name="_Toc147907354"/></text:p>
        </text:list-item>
      </text:list>
      <text:p text:style-name="P93"/>
      <text:p text:style-name="NormalWeb"/>
      <text:list text:style-name="LFO8" text:continue-numbering="true">
        <text:list-item>
          <text:p text:style-name="P94"><text:bookmark-start text:name="_Toc147907355"/>Modèles<text:bookmark-end text:name="_Toc147907355"/><text:s/></text:p>
        </text:list-item>
      </text:list>
      <text:p text:style-name="P95"/>
      <text:list text:style-name="LFO8" text:continue-numbering="true">
        <text:list-item>
          <text:list>
            <text:list-item>
              <text:p text:style-name="P96"><text:bookmark-start text:name="_Toc147907356"/>MCD<text:bookmark-end text:name="_Toc147907356"/></text:p>
            </text:list-item>
          </text:list>
        </text:list-item>
      </text:list>
      <text:p text:style-name="P97"/>
      <text:list text:style-name="LFO8" text:continue-numbering="true">
        <text:list-item>
          <text:list>
            <text:list-item>
              <text:p text:style-name="P98"><text:bookmark-start text:name="_Toc147907357"/>MLD<text:bookmark-end text:name="_Toc147907357"/><text:s/></text:p>
            </text:list-item>
          </text:list>
        </text:list-item>
      </text:list>
      <text:p text:style-name="P99"/>
      <text:p text:style-name="P100"/>
      <text:list text:style-name="LFO8" text:continue-numbering="true">
        <text:list-item>
          <text:p text:style-name="P101"><text:bookmark-start text:name="_Toc147907358"/>Maquettes<text:bookmark-end text:name="_Toc147907358"/></text:p>
        </text:list-item>
      </text:list>
      <text:p text:style-name="P102"/>
      <text:list text:style-name="LFO8" text:continue-numbering="true">
        <text:list-item>
          <text:p text:style-name="P103"><text:bookmark-start text:name="_Toc147907359"/><text:soft-page-break/>Vue ensemble (uses cases)<text:bookmark-end text:name="_Toc147907359"/><text:s/></text:p>
        </text:list-item>
      </text:list>
      <text:p text:style-name="P104"/>
      <text:p text:style-name="P105"/>
      <text:p text:style-name="P106"/>
      <text:list text:style-name="LFO8" text:continue-numbering="true">
        <text:list-item>
          <text:p text:style-name="P107"><text:bookmark-start text:name="_Toc147907360"/><text:soft-page-break/>Détails<text:s/>Uses cases.<text:bookmark-end text:name="_Toc147907360"/></text:p>
        </text:list-item>
      </text:list>
      <text:list text:style-name="LFO8" text:continue-numbering="true">
        <text:list-item>
          <text:list>
            <text:list-item>
              <text:p text:style-name="P108"><text:bookmark-start text:name="_Toc147907361"/>UC Consulter un service<text:bookmark-end text:name="_Toc147907361"/></text:p>
            </text:list-item>
          </text:list>
        </text:list-item>
      </text:list>
      <text:p text:style-name="P109"/>
      <text:list text:style-name="LFO8" text:continue-numbering="true">
        <text:list-item>
          <text:list>
            <text:list-item>
              <text:list>
                <text:list-item>
                  <text:p text:style-name="P110"><text:bookmark-start text:name="_Toc147907362"/>Diagramme des étapes fonctionnelles du CU.<text:bookmark-end text:name="_Toc147907362"/> </text:p>
                </text:list-item>
              </text:list>
            </text:list-item>
          </text:list>
        </text:list-item>
      </text:list>
      <text:p text:style-name="P111"/>
      <text:list text:style-name="LFO8" text:continue-numbering="true">
        <text:list-item>
          <text:list>
            <text:list-item>
              <text:list>
                <text:list-item>
                  <text:p text:style-name="P112"><text:bookmark-start text:name="_Toc147907363"/>Diagramme<text:s/>vue logique<text:bookmark-end text:name="_Toc147907363"/></text:p>
                </text:list-item>
              </text:list>
            </text:list-item>
          </text:list>
        </text:list-item>
      </text:list>
      <text:p text:style-name="P113"/>
      <text:list text:style-name="LFO8" text:continue-numbering="true">
        <text:list-item>
          <text:list>
            <text:list-item>
              <text:list>
                <text:list-item>
                  <text:p text:style-name="P114"><text:bookmark-start text:name="d5e229"/><text:bookmark-start text:name="_Toc147907364"/><text:bookmark-end text:name="d5e229"/>Diagramme<text:s/>séquence<text:bookmark-end text:name="_Toc147907364"/></text:p>
                </text:list-item>
              </text:list>
            </text:list-item>
          </text:list>
        </text:list-item>
      </text:list>
      <text:p text:style-name="P115"/>
      <text:list text:style-name="LFO8" text:continue-numbering="true">
        <text:list-item>
          <text:list>
            <text:list-item>
              <text:list>
                <text:list-item>
                  <text:p text:style-name="P116"><text:bookmark-start text:name="_Toc147907365"/>Diagramme XXX<text:bookmark-end text:name="_Toc147907365"/></text:p>
                </text:list-item>
              </text:list>
            </text:list-item>
          </text:list>
        </text:list-item>
      </text:list>
      <text:p text:style-name="P117"/>
      <text:list text:style-name="LFO8" text:continue-numbering="true">
        <text:list-item>
          <text:list>
            <text:list-item>
              <text:list>
                <text:list-item>
                  <text:p text:style-name="P118"><text:bookmark-start text:name="_Toc147907366"/><text:span text:style-name="T119">Les services</text:span><text:bookmark-end text:name="_Toc147907366"/></text:p>
                </text:list-item>
              </text:list>
            </text:list-item>
          </text:list>
        </text:list-item>
      </text:list>
      <text:p text:style-name="P120"/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21"><text:bookmark-start text:name="_Toc147907367"/>Les services<text:s/>SAPP<text:s/>(Front)<text:bookmark-end text:name="_Toc147907367"/></text:p>
                    </text:list-item>
                  </text:list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122">Service xxx<text:bookmark-start text:name="SolutionLogiquecasdutilisationcnav-0syst"/><text:bookmark-start text:name="_Toc147906115"/><text:bookmark-start text:name="_Toc147906134"/><text:bookmark-start text:name="_Toc147906879"/><text:bookmark-start text:name="_Toc147906942"/><text:bookmark-end text:name="SolutionLogiquecasdutilisationcnav-0syst"/><text:bookmark-end text:name="_Toc147906115"/><text:bookmark-end text:name="_Toc147906134"/><text:bookmark-end text:name="_Toc147906879"/><text:bookmark-end text:name="_Toc147906942"/></text:p>
        </text:list-item>
      </text:list>
      <text:list text:style-name="LFO11" text:continue-numbering="true">
        <text:list-item>
          <text:p text:style-name="P123"><text:bookmark-start text:name="_Toc147906880"/><text:bookmark-start text:name="_Toc147906943"/><text:bookmark-start text:name="_Toc147907368"/><text:bookmark-end text:name="_Toc147906880"/><text:bookmark-end text:name="_Toc147906943"/><text:bookmark-end text:name="_Toc147907368"/></text:p>
        </text:list-item>
        <text:list-item>
          <text:p text:style-name="P124"><text:bookmark-start text:name="_Toc147906881"/><text:bookmark-start text:name="_Toc147906944"/><text:bookmark-start text:name="_Toc147907369"/><text:bookmark-end text:name="_Toc147906881"/><text:bookmark-end text:name="_Toc147906944"/><text:bookmark-end text:name="_Toc147907369"/></text:p>
        </text:list-item>
        <text:list-item>
          <text:p text:style-name="P125"><text:bookmark-start text:name="_Toc147906882"/><text:bookmark-start text:name="_Toc147906945"/><text:bookmark-start text:name="_Toc147907370"/><text:bookmark-end text:name="_Toc147906882"/><text:bookmark-end text:name="_Toc147906945"/><text:bookmark-end text:name="_Toc147907370"/></text:p>
        </text:list-item>
        <text:list-item>
          <text:p text:style-name="P126"><text:bookmark-start text:name="_Toc147906883"/><text:bookmark-start text:name="_Toc147906946"/><text:bookmark-start text:name="_Toc147907371"/><text:bookmark-end text:name="_Toc147906883"/><text:bookmark-end text:name="_Toc147906946"/><text:bookmark-end text:name="_Toc147907371"/></text:p>
          <text:list text:continue-numbering="true">
            <text:list-item>
              <text:p text:style-name="P127"><text:bookmark-start text:name="_Toc147906884"/><text:bookmark-start text:name="_Toc147906947"/><text:bookmark-start text:name="_Toc147907372"/><text:bookmark-end text:name="_Toc147906884"/><text:bookmark-end text:name="_Toc147906947"/><text:bookmark-end text:name="_Toc147907372"/></text:p>
              <text:list text:continue-numbering="true">
                <text:list-item>
                  <text:p text:style-name="P128"><text:bookmark-start text:name="_Toc147906885"/><text:bookmark-start text:name="_Toc147906948"/><text:bookmark-start text:name="_Toc147907373"/><text:bookmark-end text:name="_Toc147906885"/><text:bookmark-end text:name="_Toc147906948"/><text:bookmark-end text:name="_Toc147907373"/></text:p>
                </text:list-item>
                <text:list-item>
                  <text:p text:style-name="P129"><text:bookmark-start text:name="_Toc147906886"/><text:bookmark-start text:name="_Toc147906949"/><text:bookmark-start text:name="_Toc147907374"/><text:bookmark-end text:name="_Toc147906886"/><text:bookmark-end text:name="_Toc147906949"/><text:bookmark-end text:name="_Toc147907374"/></text:p>
                </text:list-item>
                <text:list-item>
                  <text:p text:style-name="P130"><text:bookmark-start text:name="_Toc147906887"/><text:bookmark-start text:name="_Toc147906950"/><text:bookmark-start text:name="_Toc147907375"/><text:bookmark-end text:name="_Toc147906887"/><text:bookmark-end text:name="_Toc147906950"/><text:bookmark-end text:name="_Toc147907375"/></text:p>
                </text:list-item>
                <text:list-item>
                  <text:p text:style-name="P131"><text:bookmark-start text:name="_Toc147906888"/><text:bookmark-start text:name="_Toc147906951"/><text:bookmark-start text:name="_Toc147907376"/><text:bookmark-end text:name="_Toc147906888"/><text:bookmark-end text:name="_Toc147906951"/><text:bookmark-end text:name="_Toc147907376"/></text:p>
                </text:list-item>
                <text:list-item>
                  <text:p text:style-name="P132"><text:bookmark-start text:name="_Toc147906889"/><text:bookmark-start text:name="_Toc147906952"/><text:bookmark-start text:name="_Toc147907377"/><text:bookmark-end text:name="_Toc147906889"/><text:bookmark-end text:name="_Toc147906952"/><text:bookmark-end text:name="_Toc147907377"/></text:p>
                  <text:list text:continue-numbering="true">
                    <text:list-item>
                      <text:p text:style-name="P133"><text:bookmark-start text:name="_Toc147906890"/><text:bookmark-start text:name="_Toc147906953"/><text:bookmark-start text:name="_Toc147907378"/><text:bookmark-end text:name="_Toc147906890"/><text:bookmark-end text:name="_Toc147906953"/><text:bookmark-end text:name="_Toc147907378"/></text:p>
                    </text:list-item>
                  </text:list>
                </text:list-item>
              </text:list>
            </text:list-item>
          </text:list>
        </text:list-item>
      </text:list>
      <text:h text:style-name="P134" text:outline-level="2"/>
      <text:p text:style-name="P135"/>
      <text:p text:style-name="P136">Informations en entrée :</text:p>
      <text:p text:style-name="P137">- identifiant technique du service </text:p>
      <text:p text:style-name="P138"/>
      <text:p text:style-name="P139">Informations en sortie :</text:p>
      <text:p text:style-name="P140">- service</text:p>
      <text:p text:style-name="P141"/>
      <text:p text:style-name="P142">Exception :</text:p>
      <text:p text:style-name="P143"/>
      <text:p text:style-name="P144">Tests unitaires :</text:p>
      <text:p text:style-name="P145"/>
      <text:p text:style-name="P146"/>
      <text:p text:style-name="P147"/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8"><text:bookmark-start text:name="_Toc147907379"/>Les services<text:s/>SAPP<text:s/>(Front)<text:bookmark-end text:name="_Toc147907379"/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text:style-name="LFO8" text:continue-numbering="true">
        <text:list-item>
          <text:list>
            <text:list-item>
              <text:list>
                <text:list-item>
                  <text:p text:style-name="P150"/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list>
                <text:list-item>
                  <text:p text:style-name="P151"><text:bookmark-start text:name="_Toc147907380"/><text:soft-page-break/>Orientations de qualification<text:bookmark-end text:name="_Toc147907380"/><text:s/></text:p>
                </text:list-item>
              </text:list>
            </text:list-item>
          </text:list>
        </text:list-item>
      </text:list>
      <text:p text:style-name="P152"/>
      <text:list text:style-name="LFO12" text:continue-numbering="true">
        <text:list-item>
          <text:p text:style-name="P153"><text:bookmark-start text:name="_Toc147907381"/>Vue déploiement<text:bookmark-end text:name="_Toc147907381"/><text:s/></text:p>
        </text:list-item>
      </text:list>
      <text:p text:style-name="P154"/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 fo:hyphenate="false"/>
    </style:style>
    <style:style style:name="Titre4" style:display-name="Titre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itre4Car" style:display-name="Titre 4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section" style:display-name="section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phrase" style:display-name="phrase" style:family="text" style:parent-style-name="Policepardéfau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formalpara-title" style:display-name="formalpara-title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4472C4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step" style:display-name="step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Titre10" style:display-name="Titre1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fo:margin-top="0.0833in" fo:margin-bottom="0in" fo:line-height="85%" fo:margin-left="0.5909in">
        <style:tab-stops>
          <style:tab-stop style:type="left" style:position="0.1965in"/>
        </style:tab-stops>
      </style:paragraph-properties>
      <style:text-properties style:font-name="Century Gothic" style:font-name-asian="Century Gothic" style:font-name-complex="Century Gothic" fo:color="#44546A" fo:font-size="48pt" style:font-size-asian="48pt" style:font-size-complex="48pt" fo:language="en" fo:country="US" style:language-asian="fr" style:country-asian="FR" fo:hyphenate="false"/>
    </style:style>
    <style:style style:name="TitreCar" style:display-name="Titre Car" style:family="text" style:parent-style-name="Policepardéfaut">
      <style:text-properties style:font-name="Century Gothic" style:font-name-asian="Century Gothic" style:font-name-complex="Century Gothic" fo:color="#44546A" fo:font-size="48pt" style:font-size-asian="48pt" style:font-size-complex="48pt" fo:language="en" fo:country="US" style:language-asian="fr" style:country-asian="FR"/>
    </style:style>
    <style:style style:name="Sous-titre" style:display-name="Sous-titre" style:family="paragraph" style:parent-style-name="Normal" style:next-style-name="Normal">
      <style:paragraph-properties fo:margin-top="0.0833in" fo:margin-bottom="0.1666in" fo:line-height="100%" fo:margin-left="0.5909in">
        <style:tab-stops>
          <style:tab-stop style:type="left" style:position="0.1965in"/>
        </style:tab-stops>
      </style:paragraph-properties>
      <style:text-properties style:font-name="Century Gothic" style:font-name-asian="Century Gothic" style:font-name-complex="Century Gothic" fo:color="#5B9BD5" fo:font-size="36pt" style:font-size-asian="36pt" style:font-size-complex="36pt" fo:language="en" fo:country="US" style:language-asian="fr" style:country-asian="FR" fo:hyphenate="false"/>
    </style:style>
    <style:style style:name="Sous-titreCar" style:display-name="Sous-titre Car" style:family="text" style:parent-style-name="Policepardéfaut">
      <style:text-properties style:font-name="Century Gothic" style:font-name-asian="Century Gothic" style:font-name-complex="Century Gothic" fo:color="#5B9BD5" fo:font-size="36pt" style:font-size-asian="36pt" style:font-size-complex="36pt" fo:language="en" fo:country="US" style:language-asian="fr" style:country-asian="FR"/>
    </style:style>
    <style:style style:name="Citationintense" style:display-name="Citation intense" style:family="paragraph" style:parent-style-name="Normal" style:next-style-name="Normal">
      <style:paragraph-properties fo:border-top="0.0069in solid #4F81BD" fo:border-left="none" fo:border-bottom="0.0069in solid #4F81BD" fo:border-right="none" fo:padding-top="0.1388in" fo:padding-left="0in" fo:padding-bottom="0.1388in" fo:padding-right="0in" style:shadow="none" fo:text-align="center" fo:margin-top="0.25in" fo:margin-bottom="0.25in" fo:line-height="125%" fo:margin-left="0.6in" fo:margin-right="0.6in">
        <style:tab-stops>
          <style:tab-stop style:type="left" style:position="0.1875in"/>
        </style:tab-stops>
      </style:paragraph-properties>
      <style:text-properties style:font-name="Arial" style:font-name-asian="Arial" style:font-name-complex="Arial" fo:font-style="italic" style:font-style-asian="italic" style:font-style-complex="italic" fo:color="#4F81BD" fo:language="en" fo:country="US" style:language-asian="fr" style:country-asian="FR" fo:hyphenate="false"/>
    </style:style>
    <style:style style:name="CitationintenseCar" style:display-name="Citation intense Car" style:family="text" style:parent-style-name="Policepardéfaut">
      <style:text-properties style:font-name="Arial" style:font-name-asian="Arial" style:font-name-complex="Arial" fo:font-style="italic" style:font-style-asian="italic" style:font-style-complex="italic" fo:color="#4F81BD" fo:language="en" fo:country="US" style:language-asian="fr" style:country-asian="FR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Symbol"/>
    </style:style>
    <style:style style:name="WW_CharLFO7LVL3" style:family="text">
      <style:text-properties style:font-name="Symbol"/>
    </style:style>
    <style:style style:name="WW_CharLFO7LVL4" style:family="text">
      <style:text-properties style:font-name="Symbol"/>
    </style:style>
    <style:style style:name="WW_CharLFO7LVL5" style:family="text">
      <style:text-properties style:font-name="Symbol"/>
    </style:style>
    <style:style style:name="WW_CharLFO7LVL6" style:family="text">
      <style:text-properties style:font-name="Symbol"/>
    </style:style>
    <style:style style:name="WW_CharLFO7LVL7" style:family="text">
      <style:text-properties style:font-name="Symbol"/>
    </style:style>
    <style:style style:name="WW_CharLFO7LVL8" style:family="text">
      <style:text-properties style:font-name="Symbol"/>
    </style:style>
    <style:style style:name="WW_CharLFO7LVL9" style:family="text">
      <style:text-properties style:font-name="Symbol"/>
    </style:style>
    <style:style style:name="WW_CharLFO13LVL1" style:family="text">
      <style:text-properties style:font-name="Times New Roman" style:font-name-asian="Times New Roman" style:font-name-complex="Times New Roman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LFO7">
      <text:list-level-style-image text:level="1" xlink:href="media/image1.png" xlink:type="simple" xlink:show="embed" xlink:actuate="onLoad">
        <style:list-level-properties text:space-before="0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7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suffix=".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INKOWSKI Jérémy</meta:initial-creator>
    <dc:creator>MARCINKOWSKI Jérémy</dc:creator>
    <meta:creation-date>2023-10-11T07:02:00Z</meta:creation-date>
    <dc:date>2023-10-11T07:02:00Z</dc:date>
    <meta:print-date>2023-10-11T06:55:00Z</meta:print-date>
    <meta:template xlink:href="Normal.dotm" xlink:type="simple"/>
    <meta:editing-cycles>2</meta:editing-cycles>
    <meta:editing-duration>PT180S</meta:editing-duration>
    <meta:user-defined meta:name="ClassificationContentMarkingFooterShapeIds">1,2,3</meta:user-defined>
    <meta:user-defined meta:name="ClassificationContentMarkingFooterFontProps">#008000,10,Calibri</meta:user-defined>
    <meta:user-defined meta:name="ClassificationContentMarkingFooterText">Restreint, diffusion restreinte à l’interne de la Branche Retraite</meta:user-defined>
    <meta:document-statistic meta:page-count="8" meta:paragraph-count="4" meta:word-count="345" meta:character-count="2244" meta:row-count="15" meta:non-whitespace-character-count="1903"/>
  </office:meta>
</office:document-meta>
</file>